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100</text:p>
          </table:table-cell>
          <table:table-cell office:value-type="string">
            <text:p>12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600</text:p>
          </table:table-cell>
          <table:table-cell office:value-type="string">
            <text:p>12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3600</text:p>
          </table:table-cell>
          <table:table-cell office:value-type="string">
            <text:p>12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3 T1 units or a T2 unit. (Heavy takes double slots)</text:p>
          </table:table-cell>
          <table:table-cell table:style-name="ce6" office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450/900</text:p>
          </table:table-cell>
          <table:table-cell office:value-type="float" office:value="30">
            <text:p>30</text:p>
          </table:table-cell>
          <table:table-cell office:value-type="float" office:value="900">
            <text:p>9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3</text:p>
          </table:table-cell>
          <table:table-cell office:value-type="string">
            <text:p>2700/10800</text:p>
          </table:table-cell>
          <table:table-cell office:value-type="float" office:value="60">
            <text:p>60</text:p>
          </table:table-cell>
          <table:table-cell office:value-type="string">
            <text:p>2700/27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200/40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 Produces 0.2 metal per second.</text:p>
          </table:table-cell>
          <table:table-cell table:style-name="ce6" table:number-columns-spanned="1" table:number-rows-spanned="3"/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600/24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 Produces 0.6 metal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800/14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 Produces 1.8 metal per secon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Stealth to allies in 1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15 seconds.</text:p>
          </table:table-cell>
          <table:table-cell table:style-name="ce6" office:value-type="string" table:number-columns-spanned="1" table:number-rows-spanned="3">
            <text:p>Spy plane that tags enemy units, keeping them revealed for a short perio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375">
            <text:p>3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225">
            <text:p>122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6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8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48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288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700">
            <text:p>27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string">
            <text:p>500 (1 HP)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float" office:value="1500">
            <text:p>1500</text:p>
          </table:table-cell>
          <table:table-cell office:value-type="string">
            <text:p>2500 (6 HP)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7200/28800</text:p>
          </table:table-cell>
          <table:table-cell office:value-type="float" office:value="160">
            <text:p>160</text:p>
          </table:table-cell>
          <table:table-cell office:value-type="float" office:value="9000">
            <text:p>9000</text:p>
          </table:table-cell>
          <table:table-cell office:value-type="string">
            <text:p>12500 (36 HP)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7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9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108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50/30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750/30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3750/30000</text:p>
          </table:table-cell>
          <table:table-cell office:value-type="float" office:value="83">
            <text:p>83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4500">
            <text:p>4500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2000/2000</text:p>
          </table:table-cell>
          <table:table-cell office:value-type="float" office:value="100">
            <text:p>100</text:p>
          </table:table-cell>
          <table:table-cell office:value-type="float" office:value="2500">
            <text:p>2500</text:p>
          </table:table-cell>
          <table:table-cell office:value-type="string">
            <text:p>150 TP * 2, 500 * 12 (1 HP)</text:p>
          </table:table-cell>
          <table:table-cell office:value-type="string">
            <text:p>3.6, 240 (20)</text:p>
          </table:table-cell>
          <table:table-cell office:value-type="string">
            <text:p>16, 4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6000/12000</text:p>
          </table:table-cell>
          <table:table-cell office:value-type="float" office:value="200">
            <text:p>200</text:p>
          </table:table-cell>
          <table:table-cell office:value-type="float" office:value="7500">
            <text:p>7500</text:p>
          </table:table-cell>
          <table:table-cell office:value-type="string">
            <text:p>150 TP * 2, 2500 * 6 (6 HP)</text:p>
          </table:table-cell>
          <table:table-cell office:value-type="string">
            <text:p>1.2, 240 (40)</text:p>
          </table:table-cell>
          <table:table-cell office:value-type="string">
            <text:p>16, 6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22500">
            <text:p>22500</text:p>
          </table:table-cell>
          <table:table-cell office:value-type="string">
            <text:p>150 TP * 2, 12500 * 3 (36 HP)</text:p>
          </table:table-cell>
          <table:table-cell office:value-type="string">
            <text:p>0.4, 240 (80)</text:p>
          </table:table-cell>
          <table:table-cell office:value-type="string">
            <text:p>16, 9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18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108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260 x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520 x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1170 x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500 * 12 (1 HP)</text:p>
          </table:table-cell>
          <table:table-cell office:value-type="string">
            <text:p>480 (4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12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500 * 6 (6 HP)</text:p>
          </table:table-cell>
          <table:table-cell office:value-type="string">
            <text:p>480 (8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72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2500 * 3 (36 HP)</text:p>
          </table:table-cell>
          <table:table-cell office:value-type="string">
            <text:p>480 (16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150/150</text:p>
          </table:table-cell>
          <table:table-cell office:value-type="float" office:value="45">
            <text:p>45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 energy per shot.</text:p>
          </table:table-cell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450/900</text:p>
          </table:table-cell>
          <table:table-cell office:value-type="float" office:value="135">
            <text:p>135</text:p>
          </table:table-cell>
          <table:table-cell office:value-type="float" office:value="900">
            <text:p>9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 energy per shot.</text:p>
          </table:table-cell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1350/5400</text:p>
          </table:table-cell>
          <table:table-cell office:value-type="float" office:value="405">
            <text:p>405</text:p>
          </table:table-cell>
          <table:table-cell office:value-type="float" office:value="2700">
            <text:p>2700</text:p>
          </table:table-cell>
          <table:table-cell office:value-type="float" office:value="1250">
            <text:p>125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625 energy per shot.</text:p>
          </table:table-cell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900">
            <text:p>9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2700">
            <text:p>27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string">
            <text:p>500 * 12 (1 HP)</text:p>
          </table:table-cell>
          <table:table-cell office:value-type="string">
            <text:p>480 (40)</text:p>
          </table:table-cell>
          <table:table-cell office:value-type="float" office:value="90">
            <text:p>9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6000/12000</text:p>
          </table:table-cell>
          <table:table-cell office:value-type="float" office:value="1200">
            <text:p>1200</text:p>
          </table:table-cell>
          <table:table-cell office:value-type="float" office:value="12000">
            <text:p>12000</text:p>
          </table:table-cell>
          <table:table-cell office:value-type="string">
            <text:p>2500 * 12 (6 HP)</text:p>
          </table:table-cell>
          <table:table-cell office:value-type="string">
            <text:p>480 (40)</text:p>
          </table:table-cell>
          <table:table-cell office:value-type="float" office:value="127">
            <text:p>127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36000/144000</text:p>
          </table:table-cell>
          <table:table-cell office:value-type="float" office:value="7200">
            <text:p>7200</text:p>
          </table:table-cell>
          <table:table-cell office:value-type="float" office:value="72000">
            <text:p>72000</text:p>
          </table:table-cell>
          <table:table-cell office:value-type="string">
            <text:p>12500 * 12 (36 HP)</text:p>
          </table:table-cell>
          <table:table-cell office:value-type="string">
            <text:p>480 (40)</text:p>
          </table:table-cell>
          <table:table-cell office:value-type="float" office:value="180">
            <text:p>18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200/40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1200/480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7200/57600</text:p>
          </table:table-cell>
          <table:table-cell office:value-type="float" office:value="750">
            <text:p>750</text:p>
          </table:table-cell>
          <table:table-cell office:value-type="float" office:value="9000">
            <text:p>90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600/1200</text:p>
          </table:table-cell>
          <table:table-cell table:number-columns-repeated="2"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3600/144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162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4000/16000</text:p>
          </table:table-cell>
          <table:table-cell office:value-type="float" office:value="800">
            <text:p>80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2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Wind 1</text:p>
          </table:table-cell>
          <table:table-cell office:value-type="string">
            <text:p>100/2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Wind 2</text:p>
          </table:table-cell>
          <table:table-cell office:value-type="string">
            <text:p>400/1600</text:p>
          </table:table-cell>
          <table:table-cell office:value-type="float" office:value="40">
            <text:p>40</text:p>
          </table:table-cell>
          <table:table-cell office:value-type="float" office:value="350">
            <text:p>3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2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Wind 3</text:p>
          </table:table-cell>
          <table:table-cell office:value-type="string">
            <text:p>1600/12800</text:p>
          </table:table-cell>
          <table:table-cell office:value-type="float" office:value="160">
            <text:p>160</text:p>
          </table:table-cell>
          <table:table-cell office:value-type="float" office:value="1225">
            <text:p>1225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2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1250">
            <text:p>1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3750">
            <text:p>37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1250">
            <text:p>11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8 build power at 80% of the units original cost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20 build power at 60% of the units original cost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50 build power at 40% of the units original cost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0 health per second. Consumes 5 energy for every 10 health restore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0 health per second. Consumes 5 energy for every 10 health restore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float" office:value="4500">
            <text:p>45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0 health per second. Consumes 5 energy for every 10 health restore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9000/18000</text:p>
          </table:table-cell>
          <table:table-cell office:value-type="float" office:value="1800">
            <text:p>1800</text:p>
          </table:table-cell>
          <table:table-cell office:value-type="float" office:value="15000">
            <text:p>1500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54000/216000</text:p>
          </table:table-cell>
          <table:table-cell office:value-type="float" office:value="10800">
            <text:p>10800</text:p>
          </table:table-cell>
          <table:table-cell office:value-type="float" office:value="90000">
            <text:p>90000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Stealth Gen 1</text:p>
          </table:table-cell>
          <table:table-cell office:value-type="string">
            <text:p>100/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12 radius.</text:p>
          </table:table-cell>
          <table:table-cell table:number-columns-repeated="1012"/>
        </table:table-row>
        <table:table-row table:style-name="ro2">
          <table:table-cell office:value-type="string">
            <text:p>Stealth Gen 2</text:p>
          </table:table-cell>
          <table:table-cell office:value-type="string">
            <text:p>300/6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21 radius.</text:p>
          </table:table-cell>
          <table:table-cell table:number-columns-repeated="1012"/>
        </table:table-row>
        <table:table-row table:style-name="ro2">
          <table:table-cell office:value-type="string">
            <text:p>Stealth Gen 3</text:p>
          </table:table-cell>
          <table:table-cell office:value-type="string">
            <text:p>900/3600</text:p>
          </table:table-cell>
          <table:table-cell office:value-type="float" office:value="450">
            <text:p>450</text:p>
          </table:table-cell>
          <table:table-cell office:value-type="float" office:value="900">
            <text:p>9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36 radius.</text:p>
          </table:table-cell>
          <table:table-cell table:number-columns-repeated="1012"/>
        </table:table-row>
        <table:table-row table:style-name="ro2">
          <table:table-cell office:value-type="string">
            <text:p>Prime 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 prime Storage. Produces 0.2 prime per second.</text:p>
          </table:table-cell>
          <table:table-cell table:number-columns-repeated="1012"/>
        </table:table-row>
        <table:table-row table:style-name="ro2">
          <table:table-cell office:value-type="string">
            <text:p>Prime 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2800">
            <text:p>2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 prime Storage. Produces 2 prime per second.</text:p>
          </table:table-cell>
          <table:table-cell table:number-columns-repeated="1012"/>
        </table:table-row>
        <table:table-row table:style-name="ro2">
          <table:table-cell office:value-type="string">
            <text:p>Prime 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19600">
            <text:p>1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0 prime Storage. Produces 20 prime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 energy Storage. Produces 5 energy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2800">
            <text:p>2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0 energy Storage. Produces 50 energy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19600">
            <text:p>1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00 energy Storage. Produces 500 energy per second.</text:p>
          </table:table-cell>
          <table:table-cell table:number-columns-repeated="1012"/>
        </table:table-row>
        <table:table-row table:style-name="ro2" table:number-rows-repeated="3">
          <table:table-cell table:style-name="Default" table:number-columns-repeated="11"/>
          <table:table-cell table:number-columns-repeated="1012"/>
        </table:table-row>
        <table:table-row table:style-name="ro2" table:number-rows-repeated="104844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000-00-00T22:41:08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6-14T07:48:45.22</dc:date>
    <meta:editing-duration>P18DT15H20M33S</meta:editing-duration>
    <meta:editing-cycles>1901</meta:editing-cycles>
    <meta:generator>LibreOffice/4.0.5.2$Windows_x86 LibreOffice_project/5464147a081647a250913f19c0715bca595af2f</meta:generator>
    <meta:document-statistic meta:table-count="1" meta:cell-count="1395" meta:object-count="0"/>
  </office:meta>
</office:document-meta>
</file>